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b9c3f" officeooo:paragraph-rsid="000b9c3f" style:font-weight-asian="bold" style:font-weight-complex="bold"/>
    </style:style>
    <style:style style:name="P2" style:family="paragraph" style:parent-style-name="Standard">
      <style:text-properties style:text-underline-style="solid" style:text-underline-width="auto" style:text-underline-color="font-color" fo:font-weight="normal" officeooo:rsid="000b9c3f" officeooo:paragraph-rsid="000b9c3f" style:font-weight-asian="normal" style:font-weight-complex="normal"/>
    </style:style>
    <style:style style:name="P3" style:family="paragraph" style:parent-style-name="Standard">
      <style:paragraph-properties fo:text-align="end" style:justify-single-word="false"/>
      <style:text-properties style:text-underline-style="none" fo:font-weight="normal" officeooo:rsid="000b9c3f" officeooo:paragraph-rsid="000b9c3f" style:font-weight-asian="normal" style:font-weight-complex="normal"/>
    </style:style>
    <style:style style:name="P4" style:family="paragraph" style:parent-style-name="Standard">
      <style:text-properties fo:font-style="italic" style:text-underline-style="none" fo:font-weight="normal" officeooo:rsid="000b9c3f" officeooo:paragraph-rsid="000b9c3f" style:font-style-asian="italic" style:font-weight-asian="normal" style:font-style-complex="italic" style:font-weight-complex="normal"/>
    </style:style>
    <style:style style:name="P5" style:family="paragraph" style:parent-style-name="Standard">
      <style:text-properties fo:font-style="italic" style:text-underline-style="none" fo:font-weight="normal" officeooo:rsid="002c97e8" officeooo:paragraph-rsid="002c97e8" style:font-style-asian="italic" style:font-weight-asian="normal" style:font-style-complex="italic" style:font-weight-complex="normal"/>
    </style:style>
    <style:style style:name="P6" style:family="paragraph" style:parent-style-name="Standard">
      <style:text-properties fo:font-style="italic" style:text-underline-style="none" fo:font-weight="bold" officeooo:rsid="000b9c3f" officeooo:paragraph-rsid="000b9c3f" style:font-style-asian="italic" style:font-weight-asian="bold" style:font-style-complex="italic" style:font-weight-complex="bold"/>
    </style:style>
    <style:style style:name="P7" style:family="paragraph" style:parent-style-name="Standard">
      <style:text-properties fo:font-style="italic" style:text-underline-style="none" fo:font-weight="bold" officeooo:rsid="0012d230" officeooo:paragraph-rsid="000b9c3f" style:font-style-asian="italic" style:font-weight-asian="bold" style:font-style-complex="italic" style:font-weight-complex="bold"/>
    </style:style>
    <style:style style:name="P8" style:family="paragraph" style:parent-style-name="Standard">
      <style:text-properties fo:font-style="normal" style:text-underline-style="none" fo:font-weight="normal" officeooo:rsid="000b9c3f" officeooo:paragraph-rsid="000b9c3f" style:font-style-asian="normal" style:font-weight-asian="normal" style:font-style-complex="normal" style:font-weight-complex="normal"/>
    </style:style>
    <style:style style:name="P9" style:family="paragraph" style:parent-style-name="Standard">
      <style:text-properties fo:font-style="normal" style:text-underline-style="none" fo:font-weight="normal" officeooo:rsid="001167a2" officeooo:paragraph-rsid="001167a2"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officeooo:rsid="0012d230" officeooo:paragraph-rsid="0012d230"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officeooo:rsid="00161a05" officeooo:paragraph-rsid="00161a05" style:font-style-asian="normal" style:font-weight-asian="normal" style:font-style-complex="normal" style:font-weight-complex="normal"/>
    </style:style>
    <style:style style:name="P12" style:family="paragraph" style:parent-style-name="Standard">
      <style:text-properties fo:font-style="normal" style:text-underline-style="none" fo:font-weight="normal" officeooo:rsid="00161f60" officeooo:paragraph-rsid="00161f60"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rsid="0016b434" officeooo:paragraph-rsid="0016b434"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rsid="0016b434" officeooo:paragraph-rsid="002d9f8a"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16b434" officeooo:paragraph-rsid="002f19d6" style:font-style-asian="normal" style:font-weight-asian="normal" style:font-style-complex="normal" style:font-weight-complex="normal"/>
    </style:style>
    <style:style style:name="P16" style:family="paragraph" style:parent-style-name="Standard">
      <style:text-properties fo:font-style="normal" style:text-underline-style="none" fo:font-weight="normal" officeooo:rsid="0017b377" officeooo:paragraph-rsid="0017b377" style:font-style-asian="normal" style:font-weight-asian="normal" style:font-style-complex="normal" style:font-weight-complex="normal"/>
    </style:style>
    <style:style style:name="P17" style:family="paragraph" style:parent-style-name="Standard">
      <style:text-properties fo:font-style="normal" style:text-underline-style="none" fo:font-weight="normal" officeooo:rsid="00199116" officeooo:paragraph-rsid="00199116" style:font-style-asian="normal" style:font-weight-asian="normal" style:font-style-complex="normal" style:font-weight-complex="normal"/>
    </style:style>
    <style:style style:name="P18" style:family="paragraph" style:parent-style-name="Standard">
      <style:text-properties fo:font-style="normal" style:text-underline-style="none" fo:font-weight="normal" officeooo:rsid="001b2740" officeooo:paragraph-rsid="001b2740" style:font-style-asian="normal" style:font-weight-asian="normal" style:font-style-complex="normal" style:font-weight-complex="normal"/>
    </style:style>
    <style:style style:name="P19" style:family="paragraph" style:parent-style-name="Standard">
      <style:text-properties fo:font-style="normal" style:text-underline-style="none" fo:font-weight="normal" officeooo:rsid="001b746e" officeooo:paragraph-rsid="001b746e" style:font-style-asian="normal" style:font-weight-asian="normal" style:font-style-complex="normal" style:font-weight-complex="normal"/>
    </style:style>
    <style:style style:name="P20" style:family="paragraph" style:parent-style-name="Standard">
      <style:text-properties fo:font-style="normal" style:text-underline-style="none" fo:font-weight="normal" officeooo:rsid="001e2523" officeooo:paragraph-rsid="001e2523" style:font-style-asian="normal" style:font-weight-asian="normal" style:font-style-complex="normal" style:font-weight-complex="normal"/>
    </style:style>
    <style:style style:name="P21" style:family="paragraph" style:parent-style-name="Standard">
      <style:text-properties fo:font-style="normal" style:text-underline-style="none" fo:font-weight="normal" officeooo:rsid="001e2523" officeooo:paragraph-rsid="001f57ae" style:font-style-asian="normal" style:font-weight-asian="normal" style:font-style-complex="normal" style:font-weight-complex="normal"/>
    </style:style>
    <style:style style:name="P22" style:family="paragraph" style:parent-style-name="Standard">
      <style:text-properties fo:font-style="normal" style:text-underline-style="none" fo:font-weight="normal" officeooo:rsid="001f6fd2" officeooo:paragraph-rsid="001f6fd2" style:font-style-asian="normal" style:font-weight-asian="normal" style:font-style-complex="normal" style:font-weight-complex="normal"/>
    </style:style>
    <style:style style:name="P23" style:family="paragraph" style:parent-style-name="Standard">
      <style:text-properties fo:font-style="normal" style:text-underline-style="none" fo:font-weight="normal" officeooo:rsid="00214d30" officeooo:paragraph-rsid="00214d30" style:font-style-asian="normal" style:font-weight-asian="normal" style:font-style-complex="normal" style:font-weight-complex="normal"/>
    </style:style>
    <style:style style:name="P24" style:family="paragraph" style:parent-style-name="Standard">
      <style:text-properties fo:font-style="normal" style:text-underline-style="none" fo:font-weight="normal" officeooo:rsid="00243e0f" officeooo:paragraph-rsid="00243e0f" style:font-style-asian="normal" style:font-weight-asian="normal" style:font-style-complex="normal" style:font-weight-complex="normal"/>
    </style:style>
    <style:style style:name="P25" style:family="paragraph" style:parent-style-name="Standard">
      <style:text-properties fo:font-style="normal" style:text-underline-style="none" fo:font-weight="normal" officeooo:rsid="00295e57" officeooo:paragraph-rsid="00295e57" style:font-style-asian="normal" style:font-weight-asian="normal" style:font-style-complex="normal" style:font-weight-complex="normal"/>
    </style:style>
    <style:style style:name="P26" style:family="paragraph" style:parent-style-name="Standard">
      <style:text-properties fo:font-style="normal" style:text-underline-style="none" fo:font-weight="normal" officeooo:rsid="0034fe4d" officeooo:paragraph-rsid="0034fe4d" style:font-style-asian="normal" style:font-weight-asian="normal" style:font-style-complex="normal" style:font-weight-complex="normal"/>
    </style:style>
    <style:style style:name="P27" style:family="paragraph" style:parent-style-name="Standard">
      <style:text-properties fo:font-style="normal" style:text-underline-style="none" fo:font-weight="normal" officeooo:rsid="0038bf02" officeooo:paragraph-rsid="0038bf02" style:font-style-asian="normal" style:font-weight-asian="normal" style:font-style-complex="normal" style:font-weight-complex="normal"/>
    </style:style>
    <style:style style:name="P28" style:family="paragraph" style:parent-style-name="Standard">
      <style:text-properties fo:font-style="normal" style:text-underline-style="none" fo:font-weight="normal" officeooo:rsid="003c75a7" officeooo:paragraph-rsid="003c75a7" style:font-style-asian="normal" style:font-weight-asian="normal" style:font-style-complex="normal" style:font-weight-complex="normal"/>
    </style:style>
    <style:style style:name="P29" style:family="paragraph" style:parent-style-name="Standard">
      <style:text-properties fo:font-style="normal" style:text-underline-style="none" fo:font-weight="normal" officeooo:rsid="0043f88f" officeooo:paragraph-rsid="0043f88f" style:font-style-asian="normal" style:font-weight-asian="normal" style:font-style-complex="normal" style:font-weight-complex="normal"/>
    </style:style>
    <style:style style:name="P30" style:family="paragraph" style:parent-style-name="Standard">
      <style:text-properties fo:font-style="normal" style:text-underline-style="none" fo:font-weight="normal" officeooo:rsid="00471152" officeooo:paragraph-rsid="00471152" style:font-style-asian="normal" style:font-weight-asian="normal" style:font-style-complex="normal" style:font-weight-complex="normal"/>
    </style:style>
    <style:style style:name="P31" style:family="paragraph" style:parent-style-name="Standard">
      <style:text-properties fo:font-style="normal" style:text-underline-style="solid" style:text-underline-width="auto" style:text-underline-color="font-color" fo:font-weight="normal" officeooo:rsid="00341cd7" officeooo:paragraph-rsid="00341cd7" style:font-style-asian="normal" style:font-weight-asian="normal" style:font-style-complex="normal" style:font-weight-complex="normal"/>
    </style:style>
    <style:style style:name="P32" style:family="paragraph" style:parent-style-name="Standard">
      <style:text-properties fo:font-size="16pt" style:text-underline-style="solid" style:text-underline-width="auto" style:text-underline-color="font-color" fo:font-weight="normal" officeooo:rsid="000b9c3f" officeooo:paragraph-rsid="000b9c3f" style:font-size-asian="16pt" style:font-weight-asian="normal" style:font-size-complex="16pt" style:font-weight-complex="normal"/>
    </style:style>
    <style:style style:name="P33" style:family="paragraph" style:parent-style-name="Standard">
      <style:text-properties fo:font-size="16pt" style:text-underline-style="solid" style:text-underline-width="auto" style:text-underline-color="font-color" fo:font-weight="bold" officeooo:rsid="000b9c3f" officeooo:paragraph-rsid="000b9c3f" style:font-size-asian="16pt" style:font-weight-asian="bold" style:font-size-complex="16pt" style:font-weight-complex="bold"/>
    </style:style>
    <style:style style:name="P34" style:family="paragraph" style:parent-style-name="Standard">
      <style:text-properties officeooo:paragraph-rsid="002f19d6"/>
    </style:style>
    <style:style style:name="P35" style:family="paragraph" style:parent-style-name="Standard" style:list-style-name="L1">
      <style:text-properties fo:font-style="normal" style:text-underline-style="none" fo:font-weight="normal" officeooo:rsid="001167a2" officeooo:paragraph-rsid="001167a2" style:font-style-asian="normal" style:font-weight-asian="normal" style:font-style-complex="normal" style:font-weight-complex="normal"/>
    </style:style>
    <style:style style:name="P36" style:family="paragraph" style:parent-style-name="Standard" style:list-style-name="L2">
      <style:text-properties fo:font-style="normal" style:text-underline-style="none" fo:font-weight="normal" officeooo:rsid="00161a05" officeooo:paragraph-rsid="00161a05" style:font-style-asian="normal" style:font-weight-asian="normal" style:font-style-complex="normal" style:font-weight-complex="normal"/>
    </style:style>
    <style:style style:name="P37" style:family="paragraph" style:parent-style-name="Standard">
      <style:text-properties fo:font-style="normal" style:text-underline-style="none" fo:font-weight="normal" officeooo:rsid="00471152" officeooo:paragraph-rsid="00471152" style:font-style-asian="normal" style:font-weight-asian="normal" style:font-style-complex="normal" style:font-weight-complex="normal"/>
    </style:style>
    <style:style style:name="P38" style:family="paragraph" style:parent-style-name="Standard" style:list-style-name="L3">
      <style:text-properties fo:font-style="normal" style:text-underline-style="none" fo:font-weight="normal" officeooo:rsid="0034fe4d" officeooo:paragraph-rsid="0034fe4d" style:font-style-asian="normal" style:font-weight-asian="normal" style:font-style-complex="normal" style:font-weight-complex="normal"/>
    </style:style>
    <style:style style:name="P39" style:family="paragraph" style:parent-style-name="Standard" style:list-style-name="L3">
      <style:text-properties fo:font-style="normal" style:text-underline-style="none" fo:font-weight="normal" officeooo:rsid="0038bf02" officeooo:paragraph-rsid="0038bf02" style:font-style-asian="normal" style:font-weight-asian="normal" style:font-style-complex="normal" style:font-weight-complex="normal"/>
    </style:style>
    <style:style style:name="P40" style:family="paragraph" style:parent-style-name="Standard" style:list-style-name="L3">
      <style:text-properties fo:font-style="normal" style:text-underline-style="none" fo:font-weight="normal" officeooo:rsid="003a9bc7" officeooo:paragraph-rsid="003a9bc7" style:font-style-asian="normal" style:font-weight-asian="normal" style:font-style-complex="normal" style:font-weight-complex="normal"/>
    </style:style>
    <style:style style:name="P41" style:family="paragraph" style:parent-style-name="Standard" style:list-style-name="L3">
      <style:text-properties fo:font-style="normal" style:text-underline-style="none" fo:font-weight="normal" officeooo:rsid="003c75a7" officeooo:paragraph-rsid="003c75a7" style:font-style-asian="normal" style:font-weight-asian="normal" style:font-style-complex="normal" style:font-weight-complex="normal"/>
    </style:style>
    <style:style style:name="P42" style:family="paragraph" style:parent-style-name="Standard" style:list-style-name="L3">
      <style:text-properties fo:font-style="normal" style:text-underline-style="none" fo:font-weight="normal" officeooo:rsid="0043f88f" officeooo:paragraph-rsid="0043f88f" style:font-style-asian="normal" style:font-weight-asian="normal" style:font-style-complex="normal" style:font-weight-complex="normal"/>
    </style:style>
    <style:style style:name="P43" style:family="paragraph" style:parent-style-name="Standard" style:list-style-name="L3">
      <style:text-properties fo:font-style="normal" style:text-underline-style="none" fo:font-weight="normal" officeooo:rsid="003c993b" officeooo:paragraph-rsid="003c993b" style:font-style-asian="normal" style:font-weight-asian="normal" style:font-style-complex="normal" style:font-weight-complex="normal"/>
    </style:style>
    <style:style style:name="P44" style:family="paragraph" style:parent-style-name="Standard" style:list-style-name="L3">
      <style:text-properties fo:font-style="normal" style:text-underline-style="none" fo:font-weight="normal" officeooo:rsid="0042fc0c" officeooo:paragraph-rsid="0042fc0c" style:font-style-asian="normal" style:font-weight-asian="normal" style:font-style-complex="normal" style:font-weight-complex="normal"/>
    </style:style>
    <style:style style:name="P45" style:family="paragraph" style:parent-style-name="Standard">
      <style:text-properties fo:font-style="normal" style:text-underline-style="none" fo:font-weight="normal" officeooo:rsid="0042fc0c" officeooo:paragraph-rsid="0042fc0c" style:font-style-asian="normal" style:font-weight-asian="normal" style:font-style-complex="normal" style:font-weight-complex="normal"/>
    </style:style>
    <style:style style:name="P46" style:family="paragraph" style:parent-style-name="Standard" style:list-style-name="L3">
      <style:text-properties fo:font-style="normal" style:text-underline-style="none" fo:font-weight="normal" officeooo:rsid="004979b1" officeooo:paragraph-rsid="004979b1" style:font-style-asian="normal" style:font-weight-asian="normal" style:font-style-complex="normal" style:font-weight-complex="normal"/>
    </style:style>
    <style:style style:name="P47" style:family="paragraph" style:parent-style-name="Standard" style:list-style-name="L3">
      <style:text-properties fo:font-style="normal" style:text-underline-style="none" fo:font-weight="normal" officeooo:rsid="004ae9cc" officeooo:paragraph-rsid="004ae9cc"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officeooo:rsid="0012d230"/>
    </style:style>
    <style:style style:name="T3" style:family="text">
      <style:text-properties officeooo:rsid="00146a48"/>
    </style:style>
    <style:style style:name="T4" style:family="text">
      <style:text-properties officeooo:rsid="00161f60"/>
    </style:style>
    <style:style style:name="T5" style:family="text">
      <style:text-properties officeooo:rsid="0016b434"/>
    </style:style>
    <style:style style:name="T6" style:family="text">
      <style:text-properties officeooo:rsid="001b2740"/>
    </style:style>
    <style:style style:name="T7" style:family="text">
      <style:text-properties officeooo:rsid="001b746e"/>
    </style:style>
    <style:style style:name="T8" style:family="text">
      <style:text-properties officeooo:rsid="001e2523"/>
    </style:style>
    <style:style style:name="T9" style:family="text">
      <style:text-properties officeooo:rsid="001f57ae"/>
    </style:style>
    <style:style style:name="T10" style:family="text">
      <style:text-properties officeooo:rsid="00214d30"/>
    </style:style>
    <style:style style:name="T11" style:family="text">
      <style:text-properties officeooo:rsid="00226ea4"/>
    </style:style>
    <style:style style:name="T12" style:family="text">
      <style:text-properties officeooo:rsid="00294792"/>
    </style:style>
    <style:style style:name="T13" style:family="text">
      <style:text-properties officeooo:rsid="00295e57"/>
    </style:style>
    <style:style style:name="T14" style:family="text">
      <style:text-properties officeooo:rsid="002c97e8"/>
    </style:style>
    <style:style style:name="T15" style:family="text">
      <style:text-properties officeooo:rsid="003c993b"/>
    </style:style>
    <style:style style:name="T16" style:family="text">
      <style:text-properties officeooo:rsid="00417c96"/>
    </style:style>
    <style:style style:name="T17" style:family="text">
      <style:text-properties officeooo:rsid="004511c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lvin Colson</text:p>
      <text:p text:style-name="P3">Economics Department</text:p>
      <text:p text:style-name="P3">Princeton University</text:p>
      <text:p text:style-name="P3">November 28, 2019</text:p>
      <text:p text:style-name="P1"/>
      <text:p text:style-name="P33">Senior Thesis Proposal</text:p>
      <text:p text:style-name="P1"/>
      <text:p text:style-name="P32">Outline:</text:p>
      <text:p text:style-name="P2"/>
      <text:p text:style-name="P6">Introduction:</text:p>
      <text:p text:style-name="P6"/>
      <text:p text:style-name="P9">Here I will give a brief discussion on <text:span text:style-name="T2">the</text:span> motivation for this research paper, and define high-level terms that will be relevant throughout the paper.</text:p>
      <text:p text:style-name="P9"/>
      <text:list xml:id="list1452182355" text:style-name="L1">
        <text:list-item>
          <text:p text:style-name="P35">I will mention the trends in MML politics and a summa<text:span text:style-name="T2">ry</text:span> of the major sentiments regarding their effects as <text:span text:style-name="T2">they </text:span>relate to labor market outcomes.</text:p>
        </text:list-item>
        <text:list-item>
          <text:p text:style-name="P35">I will mention the trends in labor force participation <text:span text:style-name="T2">and the most prevailing explanations surrounding them.</text:span></text:p>
        </text:list-item>
      </text:list>
      <text:p text:style-name="P9"/>
      <text:p text:style-name="P10">I will introduce my technique(s) for approaching the analysis of the relationship between MMLs and labor force participation rates.</text:p>
      <text:p text:style-name="P9"/>
      <text:p text:style-name="P10">I will also give an abbreviated explanation of my findings and either their agreeable or conflicting significance with prevailing hypotheses and studies.</text:p>
      <text:p text:style-name="P10"/>
      <text:p text:style-name="P10">Lastly, I will outline the significance of each of the following sections within the paper. In short, this section will be used to set the stage for the remainder of the paper.</text:p>
      <text:p text:style-name="P7"/>
      <text:p text:style-name="P4"><text:span text:style-name="T1">Background</text:span>:</text:p>
      <text:p text:style-name="P4"/>
      <text:p text:style-name="P10">Here I will provide a more in-depth <text:span text:style-name="T3">analysis into the time trends of both the dependent variable (labor force participation rates) and the independent variable (The enactment of Medical Marijuana Laws or MMLs).</text:span></text:p>
      <text:p text:style-name="P10"/>
      <text:list xml:id="list4161906942" text:style-name="L2">
        <text:list-item>
          <text:p text:style-name="P36">Despite a record low American unemployment rate in recent years, and a surplus of available jobs, the labor force participation rate in the country has significantly diminished, especially when considering prime-working-age males.</text:p>
        </text:list-item>
        <text:list-item>
          <text:p text:style-name="P36">In the last twenty years, a series of pro-marijuana legalization bills have been passed, resulting in 33 states and DC allowing for regulated medical use of marijuana. 11 of these states allow for legal recreational marijuana usage.</text:p>
        </text:list-item>
      </text:list>
      <text:p text:style-name="P11"/>
      <text:p text:style-name="P11">Due partially to psychological studies <text:span text:style-name="T4">suggesting a connection between marijuana usage and amotivational syndrome, it could be argued that there is a negative causal relationship between the two variables, as illustrated by the trends above. Conversely, others argue that with disorders being effectively treated with marijuana, the effect of legalization should contribute to an increase in labor force participation (*Here there should be a study about the diminishing of disorders such as depression and the resulting effect of desire to join the labor force and work*).</text:span></text:p>
      <text:p text:style-name="P11"/>
      <text:p text:style-name="P16"><text:soft-page-break/>Here I will also submit hypotheses on what I believe my data will show regarding the different facets of the relationship that I am investigating.</text:p>
      <text:p text:style-name="P16"/>
      <text:p text:style-name="P30">Notes on Labor force participation rate:</text:p>
      <text:p text:style-name="P30"/>
      <text:p text:style-name="P30"><text:a xlink:type="simple" xlink:href="https://www.investopedia.com/terms/p/participationrate.asp" text:style-name="Internet_20_link" text:visited-style-name="Visited_20_Internet_20_Link">https://www.investopedia.com/terms/p/participationrate.asp</text:a></text:p>
      <text:p text:style-name="P30">What Is the Labor Force Participation Rate?</text:p>
      <text:p text:style-name="P30">The labor force participation rate is a measure of an economy's active workforce. The formula for the number is the sum of all workers who are employed or actively seeking employment divided by the total noninstitutionalized, civilian working-age population.</text:p>
      <text:p text:style-name="P30"/>
      <text:p text:style-name="P30"/>
      <text:p text:style-name="P16"/>
      <text:p text:style-name="P4"><text:span text:style-name="T1">Literature</text:span> <text:span text:style-name="T1">Review</text:span>:</text:p>
      <text:p text:style-name="P4"/>
      <text:p text:style-name="P12">In this section, I will discuss prior research that is relevant to the relationship that I wish to analyze. <text:span text:style-name="T5">While currently I have not found any papers that share an exact topic with my intended research (the effect of MML legalization with a specific focus on labor participation rates), one of my primary sources will be a paper on “The Effect of Medical Marijuana Laws on Labor Market Outcomes” (Sabia, Nguyen, 2018). In this paper, the authors’ findings argue that MMLs have little effect on labor market outcomes, particularly discussing employment, wages, and hours worked.</text:span></text:p>
      <text:p text:style-name="P12"/>
      <text:p text:style-name="P17">Furthermore, there is prior literature on the effect of psychotropic drugs on labor market outcomes, <text:span text:style-name="T6">including “Drug use, drug abuse, and labour market outcomes” (Buchmueller, Thomas C., and Zuvekas, 1998). I intend to draw parallels between this prior research and my own.</text:span></text:p>
      <text:p text:style-name="P17"/>
      <text:p text:style-name="P18">In addition, I will look into the psychological evidence and research behind both the probable causes for changes in labor force participation rates, as well as possible links between marijuana usage and labor force participation rates.</text:p>
      <text:p text:style-name="P18"/>
      <text:p text:style-name="P18">I will then compare the implications of the findings of these prior research efforts to my own hypotheses and findings. <text:span text:style-name="T7">I will also discuss the differences and new ideas proposed and explored in my research relative to older research.</text:span></text:p>
      <text:p text:style-name="P4"/>
      <text:p text:style-name="P4"><text:span text:style-name="T1">Data</text:span>:</text:p>
      <text:p text:style-name="P4"/>
      <text:p text:style-name="P18">In this section I will <text:span text:style-name="T7">discuss the structure of the data that is used in my regressions. Presently, I intend to obtain the data on labor participation rates (and potentially other labor market outcomes) from the Current Population Survey (CPS) of the US Bureau of Labor Statistics.</text:span></text:p>
      <text:p text:style-name="P18"/>
      <text:p text:style-name="P19">For the data source of my dependent variable, I intend to compile MML <text:span text:style-name="T8">and marijuana usage</text:span> statistics from several sources, including the National Conference of State Legislatures, the Marijuana Policy Project, the National Organization for the Reform of Marijuana Laws, <text:span text:style-name="T8">and the National Survey of Drug Use and Health (NSDUH)</text:span>.</text:p>
      <text:p text:style-name="P19"/>
      <text:p text:style-name="P19">In this section, I will also display graphs and figures to directly illustrate the trends discussed in the ‘Background’ section and shown by the data (raw data and summary statistics)</text:p>
      <text:p text:style-name="P19"/>
      <text:p text:style-name="P31">Data Continuation:</text:p>
      <text:p text:style-name="P31"><text:soft-page-break/></text:p>
      <text:p text:style-name="P26">Step 1:</text:p>
      <text:p text:style-name="P26">NSDUH (marijuana usage) &amp; Marijuana Policy Project (Marijuana Law dates) data regressions</text:p>
      <text:p text:style-name="P26"/>
      <text:list xml:id="list217774841" text:style-name="L3">
        <text:list-item>
          <text:p text:style-name="P38">Mismt = β0 + β1MMLsmt + X’stβ2 + Z’imtβ3 + vs + κm + ωt + vs*t + εimst (1a)</text:p>
          <text:list>
            <text:list-item>
              <text:p text:style-name="P39">(Sabia, Nguyen, 2017; modeled from Wen et al. 2015)</text:p>
            </text:list-item>
          </text:list>
        </text:list-item>
      </text:list>
      <text:p text:style-name="P27"/>
      <text:list xml:id="list1323391831808" text:continue-numbering="true" text:style-name="L3">
        <text:list-item>
          <text:p text:style-name="P40">STATA14 <text:span text:style-name="T15">NSDUH (DEPRECATED)</text:span></text:p>
          <text:list>
            <text:list-item>
              <text:p text:style-name="P40">use year mrjmon MJDAY30A CATAG2 CATAG3 CATAG6 CATAG7 catage AGE2 sexage irsex sexrace EDUCCAT2 IREDUC2 IREDUHIGHST2 NEWRACE2 eduhighcat irmjfy irmjfm ANALWC16 using "/home/cal/Documents/Thesis 2020 Notes/data downloads/NSDUH-2002-2017-DS0001-bndl-data-stata/NSDUH_2002_2017.dta"</text:p>
            </text:list-item>
            <text:list-item>
              <text:p text:style-name="P41">TODO:</text:p>
              <text:list>
                <text:list-item>
                  <text:p text:style-name="P41">Update 2002-2018 with extra variables as denoted in Online Appendix table 1 of Sabia et al.</text:p>
                </text:list-item>
              </text:list>
            </text:list-item>
          </text:list>
        </text:list-item>
      </text:list>
      <text:p text:style-name="P28"/>
      <text:list xml:id="list1322888465263" text:continue-numbering="true" text:style-name="L3">
        <text:list-item>
          <text:p text:style-name="P42">NSDUH (NEW PLAN)</text:p>
          <text:list>
            <text:list-item>
              <text:p text:style-name="P42">Use the PDAS with variable MEDMJPA2 (dummy variable that denotes whether the state that the individual is in has passed an MML at time of the interview) to make up for the fact that I cannot access RDAS individual-level data. This means I also cannot do the above regression equation in its current form. I will have to cut out both month specific data <text:span text:style-name="T17">(replacing it instead with available quarter data; QUARTER variable)</text:span>, as well as state specific data, and naively treat all individuals as simply US citizens, and not particular citizens of their respective states. This will allow me to compare, on a more superficial level, my results on marijuana usage relative to MML enactment with those of Sabia and Nguyen.</text:p>
            </text:list-item>
          </text:list>
        </text:list-item>
      </text:list>
      <text:p text:style-name="P29"/>
      <text:list xml:id="list1321427342323" text:continue-numbering="true" text:style-name="L3">
        <text:list-item>
          <text:p text:style-name="P43">STATA14 MML information</text:p>
          <text:list>
            <text:list-item>
              <text:p text:style-name="P43">Copying over the effected of dates of (Sabia and Nguyen), and then adding to them from Marijuana Policy Project.</text:p>
              <text:list>
                <text:list-item>
                  <text:p text:style-name="P43">*Notes: Dates of effective MMLs are updated using Table 1 and Appendix Table 2A of Anderson et al. (2013) and Table 1 on p. 69 of Wen et al. (2015) using Elliott (2009, 2011); Marijuana Project Policy (2015b; 2016); Ritter (2010); Saker (2009); Schwartz (2011) and Stucke (2009).</text:p>
                </text:list-item>
              </text:list>
            </text:list-item>
            <text:list-item>
              <text:p text:style-name="P44">Sources used for updating newer dates into the effective dates list.</text:p>
              <text:list>
                <text:list-item>
                  <text:p text:style-name="P44"><text:a xlink:type="simple" xlink:href="https://www.mpp.org/issues/medical-marijuana/state-by-state-medical-marijuana-laws/medical-marijuana-program-implementation-timeline/" text:style-name="Internet_20_link" text:visited-style-name="Visited_20_Internet_20_Link">https://www.mpp.org/issues/medical-marijuana/state-by-state-medical-marijuana-laws/medical-marijuana-program-implementation-timeline/</text:a></text:p>
                </text:list-item>
                <text:list-item>
                  <text:p text:style-name="P44"><text:a xlink:type="simple" xlink:href="https://en.wikipedia.org/wiki/Timeline_of_cannabis_laws_in_the_United_States" text:style-name="Internet_20_link" text:visited-style-name="Visited_20_Internet_20_Link">https://en.wikipedia.org/wiki/Timeline_of_cannabis_laws_in_the_United_States</text:a></text:p>
                </text:list-item>
              </text:list>
            </text:list-item>
          </text:list>
        </text:list-item>
      </text:list>
      <text:p text:style-name="P45"/>
      <text:list xml:id="list1322853930946" text:continue-numbering="true" text:style-name="L3">
        <text:list-item>
          <text:p text:style-name="P46">Labor Force Participation Rate information and sources</text:p>
          <text:list>
            <text:list-item>
              <text:p text:style-name="P46">Monthly national data for LFPR from 1948-2020 was retrieved from:</text:p>
              <text:list>
                <text:list-item>
                  <text:p text:style-name="P46"><text:a xlink:type="simple" xlink:href="https://data.bls.gov/timeseries/LNS11300000" text:style-name="Internet_20_link" text:visited-style-name="Visited_20_Internet_20_Link">https://data.bls.gov/timeseries/LNS11300000</text:a></text:p>
                </text:list-item>
              </text:list>
            </text:list-item>
            <text:list-item>
              <text:p text:style-name="P46">Monthly state data for LFPR from 1976-2019 was retrieved from:</text:p>
              <text:list>
                <text:list-item>
                  <text:p text:style-name="P46"><text:a xlink:type="simple" xlink:href="https://fred.stlouisfed.org/release?rid=446" text:style-name="Internet_20_link" text:visited-style-name="Visited_20_Internet_20_Link">https://fred.stlouisfed.org/release?rid=446</text:a></text:p>
                </text:list-item>
                <text:list-item>
                  <text:p text:style-name="P47">The above data is structured in a wide format, meaning that every row corresponds to a month, and there are 51 columns (one for each state + DC) per row. I need this data in a long format, meaning that There will be 51 rows for each month (each row per month corresponding to the cross-section of that month and a specific state’s LFPR), and only 3 <text:soft-page-break/>columns (Month, State, and LFPR). There will be more than 3 columns after I add to them the controls and MML dummy variable.</text:p>
                </text:list-item>
              </text:list>
            </text:list-item>
          </text:list>
        </text:list-item>
      </text:list>
      <text:p text:style-name="P28"/>
      <text:p text:style-name="P26"/>
      <text:p text:style-name="P4"/>
      <text:p text:style-name="P4"><text:span text:style-name="T1">Methodology</text:span> <text:span text:style-name="T1">(“Main Modeling Idea”):</text:span></text:p>
      <text:p text:style-name="P6"/>
      <text:p text:style-name="P20">In this section, I intend to describe my strategy for analyzing the relationship between the enactment of MMLs and labor force participation rates in the United States. This will mainly be accomplished through presenting regression equations.</text:p>
      <text:p text:style-name="P20"/>
      <text:p text:style-name="P21">First, mirroring <text:span text:style-name="T9">Wen et al. (2015) and Sabia and Nguyen (2018), I will form a difference-in-differences model to estimate individual-level marijuana usage based on MML enactment and a collection of control variables. Empirically establishing a connection between the enactment of the legislation and usage levels will add support for the psychological and physiological research that contribute to the motivation for the study.</text:span></text:p>
      <text:p text:style-name="P21"/>
      <text:p text:style-name="P23">Next, I will estimate <text:span text:style-name="T11">the relationship between labor force participation rates and MML enactment potentially through another difference-in-differences model, but using other techniques (either additionally, or in place of a difference-in-differences model) seems valuable as well, as there are many different methods in which similar relationships have been analyzed (linear probablity model, logit regression model, etc), and this aspect will require more research for me.</text:span></text:p>
      <text:p text:style-name="P23"/>
      <text:p text:style-name="P22">I still need to settle on a time span for my regressions (more confidence in this area will follow after becoming more familiar with the topic literature), but am currently leaning <text:span text:style-name="T10">towards starting at the same date as Sabia and Nguyen, which is 1990, and ending at the most recent time period available in the data.</text:span></text:p>
      <text:p text:style-name="P22"/>
      <text:p text:style-name="P24">I will also describe potential shortcomings or complications of my proposed methodologies in this section.</text:p>
      <text:p text:style-name="P6"/>
      <text:p text:style-name="P6">Results and Analysis:</text:p>
      <text:p text:style-name="P6"/>
      <text:p text:style-name="P24">Here is where I will discuss the results of my regressions and their possible implications in depth. This includes detailing the specific meanings of the coefficients of the variables in my estimates, and based on the assumptions I made in the model, the scope of what is explained by these results.</text:p>
      <text:p text:style-name="P24"/>
      <text:p text:style-name="P24">I will display graphs and tables that appropriately showcase the results of the data manipulation.</text:p>
      <text:p text:style-name="P24"/>
      <text:p text:style-name="P24"><text:s/>I will also compare the results to the results of similar studies and outline reasons for why differences may have appeared. </text:p>
      <text:p text:style-name="P6"/>
      <text:p text:style-name="P4"><text:span text:style-name="T1">Conclusion</text:span>:</text:p>
      <text:p text:style-name="P4"/>
      <text:p text:style-name="P24">In this section, I will summarize <text:span text:style-name="T13">again the most salient points of my research. Namely, the contribution to the literature, the most significant aspects of the results, and the implications of the results on the current and future economy and politics. </text:span></text:p>
      <text:p text:style-name="P24"/>
      <text:p text:style-name="P25"><text:soft-page-break/>I will note in this section the limitations of my research and how others could potentially and effectively extend its scope. I will also note areas of research concerning this topic that I believe will be most beneficial to further pursu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2"><text:span text:style-name="T14">Working </text:span>Bibliography <text:span text:style-name="T12">(APA format)</text:span>:</text:p>
      <text:p text:style-name="P2"/>
      <text:p text:style-name="P6">Primary Sources:</text:p>
      <text:p text:style-name="P6"/>
      <text:p text:style-name="P5">Below are the sources I will primarily be looking towards for guidance on methodology and data sources:</text:p>
      <text:p text:style-name="P6"/>
      <text:p text:style-name="Standard">Berman, M. (2016). Medical Marijuana Laws and Crime: An Empirical Analysis of Market Design and Racial Implications. Princeton University Undergraduate Senior Theses, 1924-2019, Economics, 1927-2019. Retrieved from <text:a xlink:type="simple" xlink:href="http://arks.princeton.edu/ark:/88435/dsp01w0892d39h" text:style-name="Internet_20_link" text:visited-style-name="Visited_20_Internet_20_Link">http://arks.princeton.edu/ark:/88435/dsp01w0892d39h</text:a></text:p>
      <text:p text:style-name="Standard"/>
      <text:p text:style-name="Standard">Kim, D. (2019). The Opioid-Labor Dynamic: Examining the Effect of Prescription Opioids on Labor Force Participation Among Prime-Age Workers. Princeton University Undergraduate Senior Theses, 1924-2019, Economics, 1927-2019. Retrieved from <text:a xlink:type="simple" xlink:href="http://arks.princeton.edu/ark:/88435/dsp018k71nk92h" text:style-name="Internet_20_link" text:visited-style-name="Visited_20_Internet_20_Link">http://arks.princeton.edu/ark:/88435/dsp018k71nk92h</text:a></text:p>
      <text:p text:style-name="Standard"/>
      <text:p text:style-name="P34">Sabia, Joseph J. and Nguyen, Thanh Tam, "The Effect of Medical Marijuana Laws on Labor Market Outcomes," The Journal of Law and Economics 61, no. 3 (August 2018): 361-396. https://doi.org/10.1086/701193</text:p>
      <text:p text:style-name="P6"/>
      <text:p text:style-name="P6">Secondary Sources:</text:p>
      <text:p text:style-name="P6"/>
      <text:p text:style-name="P15">Abraham, K., &amp; Kearney, M. (2018). Explaining the Decline in the U.S. Employment-to-Population Ratio: A Review of the Evidence (No. w24333; p. w24333). <text:a xlink:type="simple" xlink:href="https://doi.org/10.3386/w24333" text:style-name="Internet_20_link" text:visited-style-name="Visited_20_Internet_20_Link">https://doi.org/10.3386/w24333</text:a></text:p>
      <text:p text:style-name="P15"/>
      <text:p text:style-name="P8">Blake, D. R., P. Robson, M. Ho, R. W. Jubb, and C. S. McCabe. 2005. "Preliminary assessment of the efficacy, tolerability and safety of a cannabis-based medicine (Sativex) in the treatment of pain caused by rheumatoid arthritis." Rheumatology (advance access published November 9, 2005).</text:p>
      <text:p text:style-name="P8"/>
      <text:p text:style-name="P15">Buchmueller, Thomas C. and Samuel H. Zuvekas, 1998. "Drug use, drug abuse, and labour market outcomes," Health Economics, 7(3): 229-245.</text:p>
      <text:p text:style-name="P15"/>
      <text:p text:style-name="P15"><text:soft-page-break/>Krause, E., &amp; Sawhill, I. (2017). What we know and don’t know about declining labor force participation: a review. Center on Children and Families, Brookings Institution, Washington, DC.</text:p>
      <text:p text:style-name="P15"/>
      <text:p text:style-name="P15">Krueger, A. B. (2017). Where Have All the Workers Gone?: An Inquiry into the Decline of</text:p>
      <text:p text:style-name="P15">the U.S. Labor Force Participation Rate. Brookings Papers on Economic Activity,</text:p>
      <text:p text:style-name="P15">2017(2), 1–87. <text:a xlink:type="simple" xlink:href="https://doi.org/10.1353/eca.2017.0012" text:style-name="Internet_20_link" text:visited-style-name="Visited_20_Internet_20_Link">https://doi.org/10.1353/eca.2017.0012</text:a></text:p>
      <text:p text:style-name="P6"/>
      <text:p text:style-name="P13">Lac, A., &amp; Luk, J. W. (2018). Testing the amotivational syndrome: Marijuana use longitudinally predicts lower self-efficacy even after controlling for demographics, personality, and alcohol and cigarette use. Prevention Science, 19(2), 117-126.</text:p>
      <text:p text:style-name="P13"/>
      <text:p text:style-name="P15">Laird, J. &amp; Nielsen, T. (2016). “The Effects of Physician Prescribing Behaviors on</text:p>
      <text:p text:style-name="P15">Prescription Drug Use and Labor Supply: Evidence from Movers in Denmark.”</text:p>
      <text:p text:style-name="P15"/>
      <text:p text:style-name="P15">Marijuana Policy Project. 201<text:span text:style-name="T16">9</text:span>. “Medical Marijuana Program Implementation Timelines.” Available at: https://www.mpp.org/issues/medical-marijuana/state-by-state-medical-marijuanalaws/medical-marijuana-program-implementation-timeline/</text:p>
      <text:p text:style-name="P13"/>
      <text:p text:style-name="P14">Nicholas, L. H., &amp; Maclean, J. C. (2019). The effect of medical marijuana laws on the health and labor supply of older adults: Evidence from the Health and Retirement Study. Journal of Policy Analysis and Management, 38(2), 455-480.</text:p>
      <text:p text:style-name="P13"/>
      <text:p text:style-name="P13">Popovici, I., &amp; French, M. T. (2014). Cannabis use, employment, and income: fixed-effects analysis of panel data. The journal of behavioral health services &amp; research, 41(2), 185–202. doi:10.1007/s11414-013-9349-8</text:p>
      <text:p text:style-name="P14"/>
      <text:p text:style-name="P14">Volkow, Nora D., James M. Swanson, A. Eden Evins, Lynn E. DeLisi, Madeline H. Meier, Raul Gonzalez, Michael AP Bloomfield, H. Valerie Curran, and Ruben Baler. 2016. “Effects of cannabis use on human behavior, including cognition, motivation, and psychosis: A review.” JAMA Psychiatry 73(3): 292-297.</text:p>
      <text:p text:style-name="P14"/>
      <text:p text:style-name="P14">Wen, Hefei, Jason M. Hockenberry, and Janet R. Cummings. 2015. "The effect of medical marijuana laws on adolescent and adult use of marijuana, alcohol, and other substances." Journal of Health Economics 42(3): 64-80.</text:p>
      <text:p text:style-name="P14"/>
      <text:p text:style-name="P14">Zarkin, Gary A., Thomas A. Mroz, Jeremy W. Bray, and Michael T. French .1998. “The relationship between drug use and labour supply for young men.” Labour Economics 5(4):385- 4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6:22:39.770939081</meta:creation-date>
    <dc:date>2020-02-19T00:13:19.583017013</dc:date>
    <meta:editing-duration>P3DT21H1M47S</meta:editing-duration>
    <meta:editing-cycles>25</meta:editing-cycles>
    <meta:generator>LibreOffice/6.0.7.3$Linux_X86_64 LibreOffice_project/00m0$Build-3</meta:generator>
    <meta:document-statistic meta:table-count="0" meta:image-count="0" meta:object-count="0" meta:page-count="6" meta:paragraph-count="91" meta:word-count="2117" meta:character-count="14090" meta:non-whitespace-character-count="12087"/>
  </office:meta>
</office:document-meta>
</file>